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end" style:page-number="1"/>
      <style:text-properties fo:language="pt" fo:country="BR"/>
    </style:style>
    <style:style style:name="P3" style:parent-style-name="Título" style:family="paragraph">
      <style:paragraph-properties fo:text-align="end"/>
      <style:text-properties fo:language="pt" fo:country="BR"/>
    </style:style>
    <style:style style:name="P4" style:parent-style-name="Título" style:family="paragraph">
      <style:paragraph-properties fo:text-align="end"/>
      <style:text-properties fo:language="pt" fo:country="BR"/>
    </style:style>
    <style:style style:name="P5" style:parent-style-name="Título" style:family="paragraph">
      <style:paragraph-properties fo:text-align="end"/>
      <style:text-properties fo:language="pt" fo:country="BR"/>
    </style:style>
    <style:style style:name="P6" style:parent-style-name="Standard" style:family="paragraph">
      <style:text-properties style:language-asian="en" style:country-asian="US"/>
    </style:style>
    <style:style style:name="P7" style:parent-style-name="Título" style:family="paragraph">
      <style:paragraph-properties fo:text-align="end"/>
      <style:text-properties fo:font-size="24pt" style:font-size-asian="24pt" style:font-size-complex="24pt" fo:language="pt" fo:country="BR"/>
    </style:style>
    <style:style style:name="P8" style:parent-style-name="Standard" style:family="paragraph">
      <style:paragraph-properties fo:text-align="end"/>
      <style:text-properties style:language-asian="en" style:country-asian="US"/>
    </style:style>
    <style:style style:name="P9" style:parent-style-name="Standard" style:family="paragraph">
      <style:paragraph-properties fo:text-align="end"/>
      <style:text-properties style:language-asian="en" style:country-asian="US"/>
    </style:style>
    <style:style style:name="P10" style:parent-style-name="Standard" style:family="paragraph">
      <style:paragraph-properties fo:text-align="end"/>
      <style:text-properties style:language-asian="en" style:country-asian="US"/>
    </style:style>
    <style:style style:name="P11" style:parent-style-name="Standard" style:family="paragraph">
      <style:paragraph-properties fo:text-align="end"/>
      <style:text-properties style:language-asian="en" style:country-asian="US"/>
    </style:style>
    <style:style style:name="P12" style:parent-style-name="Título" style:family="paragraph">
      <style:paragraph-properties fo:text-align="end"/>
      <style:text-properties fo:font-size="24pt" style:font-size-asian="24pt" style:font-size-complex="24pt" fo:language="pt" fo:country="BR"/>
    </style:style>
    <style:style style:name="P13" style:parent-style-name="Título" style:family="paragraph">
      <style:paragraph-properties fo:text-align="end" fo:margin-top="0.0833in"/>
      <style:text-properties fo:font-weight="normal" style:font-weight-asian="normal" style:font-weight-complex="bold" style:font-size-complex="18pt" fo:language="pt" fo:country="BR"/>
    </style:style>
    <style:style style:name="P14" style:parent-style-name="Standard" style:family="paragraph">
      <style:paragraph-properties fo:text-align="end"/>
      <style:text-properties style:language-asian="en" style:country-asian="US"/>
    </style:style>
    <style:style style:name="P15" style:parent-style-name="Standard" style:family="paragraph">
      <style:paragraph-properties fo:text-align="end"/>
      <style:text-properties style:language-asian="en" style:country-asian="US"/>
    </style:style>
    <style:style style:name="P16" style:parent-style-name="Standard" style:family="paragraph">
      <style:paragraph-properties fo:text-align="end"/>
      <style:text-properties style:language-asian="en" style:country-asian="US"/>
    </style:style>
    <style:style style:name="P17" style:parent-style-name="Standard" style:family="paragraph">
      <style:paragraph-properties fo:text-align="end"/>
      <style:text-properties style:language-asian="en" style:country-asian="US"/>
    </style:style>
    <style:style style:name="P18" style:parent-style-name="Título" style:family="paragraph">
      <style:paragraph-properties fo:text-align="end" fo:margin-top="0.0833in"/>
      <style:text-properties fo:font-size="16pt" style:font-size-asian="16pt" style:font-size-complex="16pt" fo:language="pt" fo:country="BR"/>
    </style:style>
    <style:style style:name="P19" style:parent-style-name="Título" style:family="paragraph">
      <style:paragraph-properties fo:text-align="end"/>
      <style:text-properties fo:font-size="14pt" style:font-size-asian="14pt" fo:language="pt" fo:country="BR"/>
    </style:style>
    <style:style style:name="S1" style:family="section">
      <style:section-properties fo:margin-left="0in" fo:margin-right="0in" style:writing-mode="lr-tb"/>
    </style:style>
    <style:style style:name="P20" style:parent-style-name="Título" style:family="paragraph">
      <style:text-properties fo:font-size="16pt" style:font-size-asian="16pt" style:font-size-complex="16pt" fo:language="pt" fo:country="BR"/>
    </style:style>
    <style:style style:name="P21" style:parent-style-name="Título" style:master-page-name="MP2" style:family="paragraph">
      <style:paragraph-properties fo:break-before="page"/>
      <style:text-properties fo:font-size="16pt" style:font-size-asian="16pt" style:font-size-complex="16pt" fo:language="pt" fo:country="BR"/>
    </style:style>
    <style:style style:name="P42" style:parent-style-name="Standard" style:family="paragraph">
      <style:text-properties style:language-asian="en" style:country-asian="US"/>
    </style:style>
    <style:style style:name="P43" style:parent-style-name="Standard" style:family="paragraph">
      <style:text-properties style:language-asian="en" style:country-asian="US"/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6868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P50" style:parent-style-name="Heading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51" style:parent-style-name="Heading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52" style:parent-style-name="Standard" style:family="paragraph">
      <style:paragraph-properties fo:text-align="justify" fo:line-height="150%" fo:text-indent="0.4923in"/>
    </style:style>
    <style:style style:name="T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6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/>
    </style:style>
    <style:style style:name="P57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/>
    </style:style>
    <style:style style:name="P58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59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60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61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62" style:parent-style-name="Heading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 fo:language="en" fo:country="US"/>
    </style:style>
    <style:style style:name="P63" style:parent-style-name="Standard" style:family="paragraph">
      <style:paragraph-properties fo:margin-left="0.3333in">
        <style:tab-stops>
          <style:tab-stop style:type="left" style:position="2.25in"/>
        </style:tab-stops>
      </style:paragraph-properties>
      <style:text-properties style:font-name="Arial" style:font-name-complex="Arial" fo:font-size="10pt" style:font-size-asian="10pt"/>
    </style:style>
    <style:style style:name="P64" style:parent-style-name="Standard" style:family="paragraph">
      <style:paragraph-properties fo:margin-bottom="0.0833in" fo:margin-left="0.3333in" fo:margin-right="-0.6652in">
        <style:tab-stops>
          <style:tab-stop style:type="left" style:position="2.25in"/>
        </style:tab-stops>
      </style:paragraph-properties>
      <style:text-properties style:font-name="Arial" style:font-name-complex="Arial" fo:font-size="10pt" style:font-size-asian="10pt"/>
    </style:style>
    <style:style style:name="TableColumn66" style:family="table-column">
      <style:table-column-properties style:column-width="0.5in" style:use-optimal-column-width="false"/>
    </style:style>
    <style:style style:name="TableColumn67" style:family="table-column">
      <style:table-column-properties style:column-width="0.4666in" style:use-optimal-column-width="false"/>
    </style:style>
    <style:style style:name="TableColumn68" style:family="table-column">
      <style:table-column-properties style:column-width="0.4833in" style:use-optimal-column-width="false"/>
    </style:style>
    <style:style style:name="TableColumn69" style:family="table-column">
      <style:table-column-properties style:column-width="0.4833in" style:use-optimal-column-width="false"/>
    </style:style>
    <style:style style:name="TableColumn70" style:family="table-column">
      <style:table-column-properties style:column-width="0.4833in" style:use-optimal-column-width="false"/>
    </style:style>
    <style:style style:name="TableColumn71" style:family="table-column">
      <style:table-column-properties style:column-width="0.4902in" style:use-optimal-column-width="false"/>
    </style:style>
    <style:style style:name="Table65" style:family="table">
      <style:table-properties style:width="2.9069in" fo:margin-left="0.3298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margin-top="0.0416in" fo:margin-bottom="0.0416in" fo:margin-left="0.175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/>
    </style:style>
    <style:style style:name="TableCell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margin-top="0.0416in" fo:margin-bottom="0.0416in" fo:margin-left="0.175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 fo:margin-top="0.0416in" fo:margin-bottom="0.0416in" fo:margin-left="0.125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/>
    </style:style>
    <style:style style:name="TableCell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margin-top="0.0416in" fo:margin-bottom="0.0416in" fo:margin-left="0.1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/>
    </style:style>
    <style:style style:name="TableCell8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 fo:margin-top="0.0416in" fo:margin-bottom="0.0416in" fo:margin-left="0.1583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 fo:margin-top="0.0416in" fo:margin-bottom="0.0416in" fo:margin-left="0.0083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85" style:parent-style-name="Fonteparág.padrão" style:family="text">
      <style:text-properties style:font-name="Arial" style:font-name-complex="Arial" fo:font-size="10pt" style:font-size-asian="10pt"/>
    </style:style>
    <style:style style:name="P8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8" style:parent-style-name="Heading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89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91" style:family="table-column">
      <style:table-column-properties style:column-width="3.15in" style:use-optimal-column-width="false"/>
    </style:style>
    <style:style style:name="TableColumn92" style:family="table-column">
      <style:table-column-properties style:column-width="0.3937in" style:use-optimal-column-width="false"/>
    </style:style>
    <style:style style:name="TableColumn93" style:family="table-column">
      <style:table-column-properties style:column-width="0.3937in" style:use-optimal-column-width="false"/>
    </style:style>
    <style:style style:name="TableColumn94" style:family="table-column">
      <style:table-column-properties style:column-width="0.3937in" style:use-optimal-column-width="false"/>
    </style:style>
    <style:style style:name="TableColumn95" style:family="table-column">
      <style:table-column-properties style:column-width="0.3937in" style:use-optimal-column-width="false"/>
    </style:style>
    <style:style style:name="TableColumn96" style:family="table-column">
      <style:table-column-properties style:column-width="0.3937in" style:use-optimal-column-width="false"/>
    </style:style>
    <style:style style:name="TableColumn97" style:family="table-column">
      <style:table-column-properties style:column-width="0.4006in" style:use-optimal-column-width="false"/>
    </style:style>
    <style:style style:name="Table90" style:family="table">
      <style:table-properties style:width="5.5194in" fo:margin-left="0.3902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00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02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0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04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0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06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08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10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11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112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15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17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19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2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2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1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2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26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27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128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3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3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3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35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37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39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4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42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14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46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4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48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14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5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5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1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54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56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58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9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160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6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65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67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69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7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7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4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175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78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80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82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1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85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87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89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90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19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94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9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96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9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198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1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0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0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0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05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06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207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10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2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21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1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15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17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19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21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22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223" style:parent-style-name="Standard" style:family="paragraph">
      <style:paragraph-properties style:snap-to-layout-grid="false" fo:margin-top="0.0416in" fo:margin-bottom="0.0416in" fo:margin-right="-0.6673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24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25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26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2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olumn229" style:family="table-column">
      <style:table-column-properties style:column-width="3.15in" style:use-optimal-column-width="false"/>
    </style:style>
    <style:style style:name="TableColumn230" style:family="table-column">
      <style:table-column-properties style:column-width="0.3937in" style:use-optimal-column-width="false"/>
    </style:style>
    <style:style style:name="TableColumn231" style:family="table-column">
      <style:table-column-properties style:column-width="0.3937in" style:use-optimal-column-width="false"/>
    </style:style>
    <style:style style:name="TableColumn232" style:family="table-column">
      <style:table-column-properties style:column-width="0.3937in" style:use-optimal-column-width="false"/>
    </style:style>
    <style:style style:name="TableColumn233" style:family="table-column">
      <style:table-column-properties style:column-width="0.3937in" style:use-optimal-column-width="false"/>
    </style:style>
    <style:style style:name="TableColumn234" style:family="table-column">
      <style:table-column-properties style:column-width="0.3937in" style:use-optimal-column-width="false"/>
    </style:style>
    <style:style style:name="TableColumn235" style:family="table-column">
      <style:table-column-properties style:column-width="0.4006in" style:use-optimal-column-width="false"/>
    </style:style>
    <style:style style:name="Table228" style:family="table">
      <style:table-properties style:width="5.5194in" fo:margin-left="0.3902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38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40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42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44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46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48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49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250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1" style:parent-style-name="Heading4" style:family="paragraph">
      <style:paragraph-properties fo:margin-top="0in" fo:margin-bottom="0in" fo:margin-left="0.2479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2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3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2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olumn256" style:family="table-column">
      <style:table-column-properties style:column-width="3.15in" style:use-optimal-column-width="false"/>
    </style:style>
    <style:style style:name="TableColumn257" style:family="table-column">
      <style:table-column-properties style:column-width="0.3937in" style:use-optimal-column-width="false"/>
    </style:style>
    <style:style style:name="TableColumn258" style:family="table-column">
      <style:table-column-properties style:column-width="0.3937in" style:use-optimal-column-width="false"/>
    </style:style>
    <style:style style:name="TableColumn259" style:family="table-column">
      <style:table-column-properties style:column-width="0.3937in" style:use-optimal-column-width="false"/>
    </style:style>
    <style:style style:name="TableColumn260" style:family="table-column">
      <style:table-column-properties style:column-width="0.3937in" style:use-optimal-column-width="false"/>
    </style:style>
    <style:style style:name="TableColumn261" style:family="table-column">
      <style:table-column-properties style:column-width="0.3937in" style:use-optimal-column-width="false"/>
    </style:style>
    <style:style style:name="TableColumn262" style:family="table-column">
      <style:table-column-properties style:column-width="0.4006in" style:use-optimal-column-width="false"/>
    </style:style>
    <style:style style:name="Table255" style:family="table">
      <style:table-properties style:width="5.5194in" fo:margin-left="0.3902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65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67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69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71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73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75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76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277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8" style:parent-style-name="Heading4" style:family="paragraph">
      <style:paragraph-properties fo:margin-top="0in" fo:margin-bottom="0in" fo:margin-left="0.2479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9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0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2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olumn283" style:family="table-column">
      <style:table-column-properties style:column-width="3.15in" style:use-optimal-column-width="false"/>
    </style:style>
    <style:style style:name="TableColumn284" style:family="table-column">
      <style:table-column-properties style:column-width="0.3937in" style:use-optimal-column-width="false"/>
    </style:style>
    <style:style style:name="TableColumn285" style:family="table-column">
      <style:table-column-properties style:column-width="0.3937in" style:use-optimal-column-width="false"/>
    </style:style>
    <style:style style:name="TableColumn286" style:family="table-column">
      <style:table-column-properties style:column-width="0.3937in" style:use-optimal-column-width="false"/>
    </style:style>
    <style:style style:name="TableColumn287" style:family="table-column">
      <style:table-column-properties style:column-width="0.3937in" style:use-optimal-column-width="false"/>
    </style:style>
    <style:style style:name="TableColumn288" style:family="table-column">
      <style:table-column-properties style:column-width="0.3937in" style:use-optimal-column-width="false"/>
    </style:style>
    <style:style style:name="TableColumn289" style:family="table-column">
      <style:table-column-properties style:column-width="0.4006in" style:use-optimal-column-width="false"/>
    </style:style>
    <style:style style:name="Table282" style:family="table">
      <style:table-properties style:width="5.5194in" fo:margin-left="0.3902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92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94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96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298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00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02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03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304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05" style:parent-style-name="Heading4" style:family="paragraph">
      <style:paragraph-properties style:punctuation-wrap="simple" style:text-autospace="none" fo:margin-top="0.0833in" fo:margin-bottom="0.0833in"/>
      <style:text-properties style:font-name="Arial" style:font-name-complex="Arial" fo:font-weight="normal" style:font-weight-asian="normal" fo:font-size="10pt" style:font-size-asian="10pt" style:font-size-complex="10pt"/>
    </style:style>
    <style:style style:name="P306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07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3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olumn310" style:family="table-column">
      <style:table-column-properties style:column-width="3.15in" style:use-optimal-column-width="false"/>
    </style:style>
    <style:style style:name="TableColumn311" style:family="table-column">
      <style:table-column-properties style:column-width="0.3937in" style:use-optimal-column-width="false"/>
    </style:style>
    <style:style style:name="TableColumn312" style:family="table-column">
      <style:table-column-properties style:column-width="0.3937in" style:use-optimal-column-width="false"/>
    </style:style>
    <style:style style:name="TableColumn313" style:family="table-column">
      <style:table-column-properties style:column-width="0.3937in" style:use-optimal-column-width="false"/>
    </style:style>
    <style:style style:name="TableColumn314" style:family="table-column">
      <style:table-column-properties style:column-width="0.3937in" style:use-optimal-column-width="false"/>
    </style:style>
    <style:style style:name="TableColumn315" style:family="table-column">
      <style:table-column-properties style:column-width="0.3937in" style:use-optimal-column-width="false"/>
    </style:style>
    <style:style style:name="TableColumn316" style:family="table-column">
      <style:table-column-properties style:column-width="0.4006in" style:use-optimal-column-width="false"/>
    </style:style>
    <style:style style:name="Table309" style:family="table">
      <style:table-properties style:width="5.5194in" fo:margin-left="0.3902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19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21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23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25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27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29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0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331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32" style:parent-style-name="Heading4" style:family="paragraph">
      <style:paragraph-properties fo:margin-top="0in" fo:margin-bottom="0in" fo:margin-left="0.2479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33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34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336" style:family="table-column">
      <style:table-column-properties style:column-width="3.15in" style:use-optimal-column-width="false"/>
    </style:style>
    <style:style style:name="TableColumn337" style:family="table-column">
      <style:table-column-properties style:column-width="0.3937in" style:use-optimal-column-width="false"/>
    </style:style>
    <style:style style:name="TableColumn338" style:family="table-column">
      <style:table-column-properties style:column-width="0.3937in" style:use-optimal-column-width="false"/>
    </style:style>
    <style:style style:name="TableColumn339" style:family="table-column">
      <style:table-column-properties style:column-width="0.3937in" style:use-optimal-column-width="false"/>
    </style:style>
    <style:style style:name="TableColumn340" style:family="table-column">
      <style:table-column-properties style:column-width="0.3937in" style:use-optimal-column-width="false"/>
    </style:style>
    <style:style style:name="TableColumn341" style:family="table-column">
      <style:table-column-properties style:column-width="0.3937in" style:use-optimal-column-width="false"/>
    </style:style>
    <style:style style:name="TableColumn342" style:family="table-column">
      <style:table-column-properties style:column-width="0.4006in" style:use-optimal-column-width="false"/>
    </style:style>
    <style:style style:name="Table335" style:family="table">
      <style:table-properties style:width="5.5194in" fo:margin-left="0.3902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45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47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49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3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52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54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56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358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59" style:parent-style-name="Heading4" style:family="paragraph">
      <style:paragraph-properties fo:margin-top="0in" fo:margin-bottom="0in" fo:margin-left="0.2479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60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61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363" style:family="table-column">
      <style:table-column-properties style:column-width="3.15in" style:use-optimal-column-width="false"/>
    </style:style>
    <style:style style:name="TableColumn364" style:family="table-column">
      <style:table-column-properties style:column-width="0.3937in" style:use-optimal-column-width="false"/>
    </style:style>
    <style:style style:name="TableColumn365" style:family="table-column">
      <style:table-column-properties style:column-width="0.3937in" style:use-optimal-column-width="false"/>
    </style:style>
    <style:style style:name="TableColumn366" style:family="table-column">
      <style:table-column-properties style:column-width="0.3937in" style:use-optimal-column-width="false"/>
    </style:style>
    <style:style style:name="TableColumn367" style:family="table-column">
      <style:table-column-properties style:column-width="0.3937in" style:use-optimal-column-width="false"/>
    </style:style>
    <style:style style:name="TableColumn368" style:family="table-column">
      <style:table-column-properties style:column-width="0.3937in" style:use-optimal-column-width="false"/>
    </style:style>
    <style:style style:name="TableColumn369" style:family="table-column">
      <style:table-column-properties style:column-width="0.4006in" style:use-optimal-column-width="false"/>
    </style:style>
    <style:style style:name="Table362" style:family="table">
      <style:table-properties style:width="5.5194in" fo:margin-left="0.3902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72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74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76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3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80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8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82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8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384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386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87" style:parent-style-name="Heading4" style:family="paragraph">
      <style:paragraph-properties fo:margin-top="0in" fo:margin-bottom="0in" fo:margin-left="0.2479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88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89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</style:style>
    <style:style style:name="T3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olumn392" style:family="table-column">
      <style:table-column-properties style:column-width="3.15in" style:use-optimal-column-width="false"/>
    </style:style>
    <style:style style:name="TableColumn393" style:family="table-column">
      <style:table-column-properties style:column-width="0.3937in" style:use-optimal-column-width="false"/>
    </style:style>
    <style:style style:name="TableColumn394" style:family="table-column">
      <style:table-column-properties style:column-width="0.3937in" style:use-optimal-column-width="false"/>
    </style:style>
    <style:style style:name="TableColumn395" style:family="table-column">
      <style:table-column-properties style:column-width="0.3937in" style:use-optimal-column-width="false"/>
    </style:style>
    <style:style style:name="TableColumn396" style:family="table-column">
      <style:table-column-properties style:column-width="0.3937in" style:use-optimal-column-width="false"/>
    </style:style>
    <style:style style:name="TableColumn397" style:family="table-column">
      <style:table-column-properties style:column-width="0.3937in" style:use-optimal-column-width="false"/>
    </style:style>
    <style:style style:name="TableColumn398" style:family="table-column">
      <style:table-column-properties style:column-width="0.4006in" style:use-optimal-column-width="false"/>
    </style:style>
    <style:style style:name="Table391" style:family="table">
      <style:table-properties style:width="5.5194in" fo:margin-left="0.3902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401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403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40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405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40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407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40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409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41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43in" fo:padding-bottom="0in" fo:padding-right="0.0743in"/>
    </style:style>
    <style:style style:name="P411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412" style:family="table-cell">
      <style:table-cell-properties fo:border="0.0069in solid #000000" style:vertical-align="middle" fo:padding-top="0in" fo:padding-left="0.0743in" fo:padding-bottom="0in" fo:padding-right="0.0743in"/>
    </style:style>
    <style:style style:name="P413" style:parent-style-name="Standard" style:family="paragraph">
      <style:paragraph-properties style:snap-to-layout-grid="false" fo:margin-top="0.0416in" fo:margin-bottom="0.0416in" fo:margin-right="-0.6652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4" style:parent-style-name="Heading4" style:family="paragraph">
      <style:paragraph-properties fo:margin-left="0.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5" style:parent-style-name="Standard" style:family="paragraph">
      <style:paragraph-properties fo:line-height="0.1111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17" style:parent-style-name="Standard" style:family="paragraph">
      <style:paragraph-properties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8" style:parent-style-name="Heading4" style:family="paragraph">
      <style:paragraph-properties fo:margin-left="0.5in" fo:text-indent="-0.25in">
        <style:tab-stops>
          <style:tab-stop style:type="left" style:position="0.25in"/>
          <style:tab-stop style:type="left" style:position="0.5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9" style:parent-style-name="Heading4" style:family="paragraph">
      <style:paragraph-properties fo:margin-top="0in" fo:margin-left="0.2479in">
        <style:tab-stops>
          <style:tab-stop style:type="left" style:position="0.25in"/>
          <style:tab-stop style:type="left" style:position="0.5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0" style:parent-style-name="Standard" style:family="paragraph">
      <style:paragraph-properties fo:line-height="0.1111in">
        <style:tab-stops>
          <style:tab-stop style:type="left" style:position="3.5in"/>
          <style:tab-stop style:type="left" style:position="4in"/>
          <style:tab-stop style:type="left" style:position="5.3125in"/>
          <style:tab-stop style:type="left" style:position="5.437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2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23" style:parent-style-name="Heading4" style:family="paragraph">
      <style:paragraph-properties fo:margin-left="0.5in" fo:text-indent="-0.25in">
        <style:tab-stops>
          <style:tab-stop style:type="left" style:position="0.25in"/>
          <style:tab-stop style:type="left" style:position="0.5833in"/>
        </style:tab-stops>
      </style:paragraph-properties>
    </style:style>
    <style:style style:name="T424" style:parent-style-name="Fonteparág.padrão" style:family="text">
      <style:text-properties style:font-name="Arial" style:font-name-complex="Arial" fo:font-size="10pt" style:font-size-asian="10pt"/>
    </style:style>
    <style:style style:name="T425" style:parent-style-name="Fonteparág.padrão" style:family="text">
      <style:text-properties style:font-name="Arial" style:font-name-complex="Arial" fo:font-size="10pt" style:font-size-asian="10pt"/>
    </style:style>
    <style:style style:name="T426" style:parent-style-name="Fonteparág.padrão" style:family="text">
      <style:text-properties style:font-name="Arial" style:font-name-complex="Arial" fo:font-size="10pt" style:font-size-asian="10pt"/>
    </style:style>
    <style:style style:name="T4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2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29" style:parent-style-name="Heading4" style:family="paragraph">
      <style:paragraph-properties fo:margin-top="0in" fo:text-indent="0.5826in"/>
      <style:text-properties style:font-name="Arial" style:font-name-complex="Arial" fo:font-weight="normal" style:font-weight-asian="normal" fo:font-size="10pt" style:font-size-asian="10pt" style:font-size-complex="10pt"/>
    </style:style>
    <style:style style:name="P430" style:parent-style-name="Standard" style:family="paragraph">
      <style:paragraph-properties fo:margin-left="0.5826in">
        <style:tab-stops/>
      </style:paragraph-properties>
    </style:style>
    <style:style style:name="P431" style:parent-style-name="Standard" style:family="paragraph">
      <style:paragraph-properties fo:text-indent="0.5833in"/>
      <style:text-properties style:font-name="Arial" style:font-name-complex="Arial" fo:font-size="10pt" style:font-size-asian="10pt" style:font-size-complex="10pt"/>
    </style:style>
    <style:style style:name="P432" style:parent-style-name="Heading4" style:family="paragraph">
      <style:paragraph-properties fo:margin-left="0.5833in">
        <style:tab-stops/>
      </style:paragraph-properties>
      <style:text-properties style:font-name="Arial" style:font-name-complex="Arial" fo:font-weight="normal" style:font-weight-asian="normal" style:font-weight-complex="normal" fo:font-size="10pt" style:font-size-asian="10pt" style:font-size-complex="10pt"/>
    </style:style>
    <style:style style:name="P433" style:parent-style-name="Standard" style:family="paragraph">
      <style:paragraph-properties fo:text-indent="0.5833in"/>
      <style:text-properties style:font-name="Arial" style:font-name-complex="Arial" fo:font-size="10pt" style:font-size-asian="10pt" style:font-size-complex="10pt"/>
    </style:style>
    <style:style style:name="P434" style:parent-style-name="Heading4" style:family="paragraph">
      <style:paragraph-properties fo:margin-left="0.5in" fo:text-indent="-0.25in">
        <style:tab-stops>
          <style:tab-stop style:type="left" style:position="0.25in"/>
          <style:tab-stop style:type="left" style:position="0.5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5" style:parent-style-name="Standard" style:family="paragraph">
      <style:paragraph-properties fo:margin-left="0.5826in">
        <style:tab-stops/>
      </style:paragraph-properties>
    </style:style>
    <style:style style:name="P436" style:parent-style-name="Heading4" style:family="paragraph">
      <style:paragraph-properties fo:margin-top="0in" fo:margin-left="0.2479in" fo:text-indent="-0.25in">
        <style:tab-stops>
          <style:tab-stop style:type="left" style:position="0.502in"/>
          <style:tab-stop style:type="left" style:position="0.8354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7" style:parent-style-name="Standard" style:family="paragraph">
      <style:paragraph-properties fo:margin-left="0.5826in">
        <style:tab-stops/>
      </style:paragraph-properties>
    </style:style>
    <style:style style:name="P438" style:parent-style-name="RUPCorpo1" style:family="paragraph">
      <style:paragraph-properties fo:margin-top="0in"/>
      <style:text-properties style:font-name-complex="Arial"/>
    </style:style>
    <style:style style:name="P439" style:parent-style-name="Heading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440" style:parent-style-name="Tablecolheads" style:family="paragraph">
      <style:paragraph-properties fo:text-indent="0.4923in"/>
      <style:text-properties style:font-name-complex="Arial" fo:language="pt" fo:country="BR"/>
    </style:style>
    <style:style style:name="P441" style:parent-style-name="Tabletext" style:family="paragraph">
      <style:text-properties style:font-name-complex="Arial" fo:language="pt" fo:country="BR"/>
    </style:style>
    <style:style style:name="P442" style:parent-style-name="Tabletext" style:family="paragraph">
      <style:text-properties style:font-name-complex="Arial" fo:language="pt" fo:country="BR"/>
    </style:style>
    <style:style style:name="TableColumn444" style:family="table-column">
      <style:table-column-properties style:column-width="2.7902in" style:use-optimal-column-width="false"/>
    </style:style>
    <style:style style:name="TableColumn445" style:family="table-column">
      <style:table-column-properties style:column-width="0.1666in" style:use-optimal-column-width="false"/>
    </style:style>
    <style:style style:name="TableColumn446" style:family="table-column">
      <style:table-column-properties style:column-width="2.2097in" style:use-optimal-column-width="false"/>
    </style:style>
    <style:style style:name="Table443" style:family="table">
      <style:table-properties style:width="5.1666in" fo:margin-left="0.425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fo:padding-top="0in" fo:padding-left="0.075in" fo:padding-bottom="0in" fo:padding-right="0.075in"/>
    </style:style>
    <style:style style:name="P449" style:parent-style-name="Standard" style:family="paragraph">
      <style:paragraph-properties fo:border-top="0.0069in solid #000000" fo:border-left="none" fo:border-bottom="none" fo:border-right="none" fo:padding="0in" style:shadow="none" style:snap-to-layout-grid="false" fo:margin-top="0.1666in" fo:margin-bottom="0.1666in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0" style:family="table-cell">
      <style:table-cell-properties fo:border="none" fo:padding-top="0in" fo:padding-left="0.075in" fo:padding-bottom="0in" fo:padding-right="0.075in"/>
    </style:style>
    <style:style style:name="P451" style:parent-style-name="Standard" style:family="paragraph">
      <style:paragraph-properties style:snap-to-layout-grid="false" fo:margin-top="0.1666in" fo:margin-bottom="0.1666in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2" style:family="table-cell">
      <style:table-cell-properties fo:border="none" fo:padding-top="0in" fo:padding-left="0.075in" fo:padding-bottom="0in" fo:padding-right="0.075in"/>
    </style:style>
    <style:style style:name="P453" style:parent-style-name="Standard" style:family="paragraph">
      <style:paragraph-properties fo:border-top="0.0069in solid #000000" fo:border-left="none" fo:border-bottom="none" fo:border-right="none" fo:padding="0in" style:shadow="none" style:snap-to-layout-grid="false" fo:margin-top="0.1666in" fo:margin-bottom="0.1666in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none" fo:padding-top="0in" fo:padding-left="0.075in" fo:padding-bottom="0in" fo:padding-right="0.075in"/>
    </style:style>
    <style:style style:name="P456" style:parent-style-name="Standard" style:family="paragraph">
      <style:paragraph-properties fo:border-top="0.0069in solid #000000" fo:border-left="none" fo:border-bottom="none" fo:border-right="none" fo:padding="0in" style:shadow="none" style:snap-to-layout-grid="false" fo:margin-top="0.1666in" fo:margin-bottom="0.1666in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7" style:family="table-cell">
      <style:table-cell-properties fo:border="none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 fo:margin-top="0.1666in" fo:margin-bottom="0.1666in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9" style:family="table-cell">
      <style:table-cell-properties fo:border="none" fo:padding-top="0in" fo:padding-left="0.075in" fo:padding-bottom="0in" fo:padding-right="0.075in"/>
    </style:style>
    <style:style style:name="P460" style:parent-style-name="Standard" style:family="paragraph">
      <style:paragraph-properties fo:border-top="0.0069in solid #000000" fo:border-left="none" fo:border-bottom="none" fo:border-right="none" fo:padding="0in" style:shadow="none" style:snap-to-layout-grid="false" fo:margin-top="0.1666in" fo:margin-bottom="0.1666in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46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6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6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6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65" style:parent-style-name="Data" style:family="paragraph">
      <style:paragraph-properties fo:margin-top="0in"/>
    </style:style>
    <style:style style:name="T466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467" style:parent-style-name="Fonteparág.padrão" style:family="text">
      <style:text-properties style:font-name="Arial" style:font-name-complex="Arial" fo:color="#008000" fo:font-size="10pt" style:font-size-asian="10pt" fo:language="pt" fo:country="BR"/>
    </style:style>
    <style:style style:name="T468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469" style:parent-style-name="Fonteparág.padrão" style:family="text">
      <style:text-properties style:font-name="Arial" style:font-name-complex="Arial" fo:color="#FF0000" fo:font-size="10pt" style:font-size-asian="10pt" fo:language="pt" fo:country="BR"/>
    </style:style>
    <style:style style:name="T470" style:parent-style-name="Fonteparág.padrão" style:family="text">
      <style:text-properties style:font-name="Arial" style:font-name-complex="Arial" fo:color="#008000" fo:font-size="10pt" style:font-size-asian="10pt" fo:language="pt" fo:country="BR"/>
    </style:style>
    <style:style style:name="T471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472" style:parent-style-name="Fonteparág.padrão" style:family="text">
      <style:text-properties style:font-name="Arial" style:font-name-complex="Arial" fo:color="#008000" fo:font-size="10pt" style:font-size-asian="10pt" fo:language="pt" fo:country="BR"/>
    </style:style>
    <style:style style:name="T473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family="graphic" style:name="a27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8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6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7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8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9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0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1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2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3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4">
      <style:graphic-properties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6">
      <style:graphic-properties fo:min-width="0in" fo:min-height="5.75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Avaliação do Cliente Interno</text:p>
      <text:p text:style-name="P8"/>
      <text:p text:style-name="P9"/>
      <text:p text:style-name="P10"/>
      <text:p text:style-name="P11"/>
      <text:p text:style-name="P12">Portal Virtual do Cerrado – Sistema de Catalogação de Espécimes<text:s/>- Versão<text:s/>1.0</text:p>
      <text:p text:style-name="P13">Release<text:s/>1.0</text:p>
      <text:p text:style-name="P14"/>
      <text:p text:style-name="P15"/>
      <text:p text:style-name="P16"/>
      <text:p text:style-name="P17"/>
      <text:p text:style-name="P18"/>
      <text:p text:style-name="P19"/>
      <text:section text:name="Sect1" text:style-name="S1">
        <text:p text:style-name="P20"/>
      </text:section>
      <text:soft-page-break/>
      <text:p text:style-name="P21">Sumário</text:p>
      <text:p text:style-name="P42"/>
      <text:p text:style-name="P4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4"><text:a xlink:href="#1.Introdução|outline" office:target-frame-name="_top" xlink:show="replace">Introdução<text:tab/>3</text:a></text:p>
          <text:p text:style-name="P45"><text:a xlink:href="#1.Guidelines|outline" office:target-frame-name="_top" xlink:show="replace">1.Guidelines<text:tab/>4</text:a></text:p>
          <text:p text:style-name="P46"><text:a xlink:href="#2.Avaliação|outline" office:target-frame-name="_top" xlink:show="replace">2.Avaliação<text:tab/>4</text:a></text:p>
          <text:p text:style-name="P47"><text:a xlink:href="#3.Assinaturas|outline" office:target-frame-name="_top" xlink:show="replace">3.Assinaturas<text:tab/>7</text:a></text:p>
        </text:index-body>
      </text:table-of-content>
      <text:p text:style-name="P48"/>
      <text:p text:style-name="P49"/>
      <text:p text:style-name="Standard"/>
      <text:section text:name="Sect3" text:style-name="S3">
        <text:h text:style-name="P50" text:outline-level="1"/>
        <text:soft-page-break/>
        <text:h text:style-name="P51" text:outline-level="1">Introdução</text:h>
        <text:p text:style-name="RUPCorpo1"/>
        <text:p text:style-name="P52"><text:span text:style-name="T53">Sendo um cliente interno da<text:s/></text:span><text:span text:style-name="T54">Superintendência de Tecnologia da Informação</text:span><text:span text:style-name="T55">, sua visão da Qualidade do Serviço é da suma importância. Desde já agradecemos se você preencher esse questionário. <text:s/>Ao longo desse formulário, você tem a oportunidade para taxar sua satisfação em números aspectos de nossos serviços e relação. Os resultados desta pesquisa serão usados para dirigir as prioridades do nosso programa de Satisfação e Melhoria de Qualidade.</text:span></text:p>
        <text:p text:style-name="P56">Nós apreciaremos seus comentários de qualquer área de nosso serviço. Espaço para seus comentários está disponível ao término do questionário. <text:s/>Ao fim dessa página você irá encontrar instruções de como responder as perguntas. <text:s/>Quando você completar a pesquisa, por favor, devolva o questionário ao seu Gerente de Projeto. <text:s/></text:p>
        <text:p text:style-name="P57"/>
        <text:p text:style-name="P58">Sua participação é importante.</text:p>
        <text:p text:style-name="P59"/>
        <text:p text:style-name="P60">Obrigado.</text:p>
        <text:p text:style-name="P61"/>
        <text:soft-page-break/>
        <text:list text:style-name="WW8Num14">
          <text:list-item text:start-value="1">
            <text:p text:style-name="P62">Guidelines</text:p>
          </text:list-item>
        </text:list>
        <text:p text:style-name="Standard"/>
        <text:p text:style-name="P63">Muito<text:s/><text:tab/>Muito</text:p>
        <text:p text:style-name="P64">Satisfeito<text:tab/>Insatisfeito</text:p>
        <table:table table:style-name="Table65">
          <table:table-columns>
            <table:table-column table:style-name="TableColumn66"/>
            <table:table-column table:style-name="TableColumn67"/>
            <table:table-column table:style-name="TableColumn68"/>
            <table:table-column table:style-name="TableColumn69"/>
            <table:table-column table:style-name="TableColumn70"/>
            <table:table-column table:style-name="TableColumn71"/>
          </table:table-columns>
          <table:table-row table:style-name="TableRow72">
            <table:table-cell table:style-name="TableCell73">
              <text:p text:style-name="P74">5</text:p>
            </table:table-cell>
            <table:table-cell table:style-name="TableCell75">
              <text:p text:style-name="P76">4</text:p>
            </table:table-cell>
            <table:table-cell table:style-name="TableCell77">
              <text:p text:style-name="P78">3</text:p>
            </table:table-cell>
            <table:table-cell table:style-name="TableCell79">
              <text:p text:style-name="P80">2</text:p>
            </table:table-cell>
            <table:table-cell table:style-name="TableCell81">
              <text:p text:style-name="P82">1</text:p>
            </table:table-cell>
            <table:table-cell table:style-name="TableCell83">
              <text:p text:style-name="P84"><draw:custom-shape svg:x="-0.01181in" svg:y="0.01042in" svg:width="0.34444in" svg:height="0.25in" draw:z-index="251672576" draw:id="id0" draw:style-name="a0" draw:name="Oval 23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85">N/A</text:span></text:p>
            </table:table-cell>
          </table:table-row>
        </table:table>
        <text:p text:style-name="P86"/>
        <text:p text:style-name="P87">Por favor, circule o número da escala de satisfação que melhor representa o seu nível de satisfação com cada fator. Se você não teve experiência com este fator neste projeto, por favor, circule "N/A".</text:p>
        <text:list text:style-name="WW8Num14" text:continue-numbering="true">
          <text:list-item>
            <text:p text:style-name="P88">Avaliação</text:p>
          </text:list-item>
        </text:list>
        <text:p text:style-name="Standard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9">Como você classificaria a qualidade dos serviços/produtos entregues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draw:custom-shape svg:x="4.25417in" svg:y="0.43125in" svg:width="0.27083in" svg:height="0.25in" draw:z-index="251665408" draw:id="id1" draw:style-name="a1" draw:name="Oval 16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87917in" svg:y="0.18125in" svg:width="0.27083in" svg:height="0.25in" draw:z-index="251664384" draw:id="id2" draw:style-name="a2" draw:name="Oval 15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p>
        <table:table table:style-name="Table90">
          <table:table-columns>
            <table:table-column table:style-name="TableColumn91"/>
            <table:table-column table:style-name="TableColumn92"/>
            <table:table-column table:style-name="TableColumn93"/>
            <table:table-column table:style-name="TableColumn94"/>
            <table:table-column table:style-name="TableColumn95"/>
            <table:table-column table:style-name="TableColumn96"/>
            <table:table-column table:style-name="TableColumn97"/>
          </table:table-columns>
          <table:table-row table:style-name="TableRow98">
            <table:table-cell table:style-name="TableCell99">
              <text:p text:style-name="P100">Gerencia do Projeto</text:p>
            </table:table-cell>
            <table:table-cell table:style-name="TableCell101">
              <text:p text:style-name="P102">5</text:p>
            </table:table-cell>
            <table:table-cell table:style-name="TableCell103">
              <text:p text:style-name="P104">4</text:p>
            </table:table-cell>
            <table:table-cell table:style-name="TableCell105">
              <text:p text:style-name="P106">3</text:p>
            </table:table-cell>
            <table:table-cell table:style-name="TableCell107">
              <text:p text:style-name="P108">2</text:p>
            </table:table-cell>
            <table:table-cell table:style-name="TableCell109">
              <text:p text:style-name="P110">1</text:p>
            </table:table-cell>
            <table:table-cell table:style-name="TableCell111">
              <text:p text:style-name="P112">N/A</text:p>
            </table:table-cell>
          </table:table-row>
          <table:table-row table:style-name="TableRow113">
            <table:table-cell table:style-name="TableCell114">
              <text:p text:style-name="P115">Serviços de Consultoria</text:p>
            </table:table-cell>
            <table:table-cell table:style-name="TableCell116">
              <text:p text:style-name="P117">5</text:p>
            </table:table-cell>
            <table:table-cell table:style-name="TableCell118">
              <text:p text:style-name="P119">4</text:p>
            </table:table-cell>
            <table:table-cell table:style-name="TableCell120">
              <text:p text:style-name="P121">3</text:p>
            </table:table-cell>
            <table:table-cell table:style-name="TableCell122">
              <text:p text:style-name="P123"><draw:custom-shape svg:x="-0.04583in" svg:y="0.24167in" svg:width="0.27083in" svg:height="0.25in" draw:z-index="251666432" draw:id="id3" draw:style-name="a3" draw:name="Oval 17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124">2</text:span></text:p>
            </table:table-cell>
            <table:table-cell table:style-name="TableCell125">
              <text:p text:style-name="P126">1</text:p>
            </table:table-cell>
            <table:table-cell table:style-name="TableCell127">
              <text:p text:style-name="P128">N/A</text:p>
            </table:table-cell>
          </table:table-row>
          <table:table-row table:style-name="TableRow129">
            <table:table-cell table:style-name="TableCell130">
              <text:p text:style-name="P131">Rede e Serviços ambiente</text:p>
            </table:table-cell>
            <table:table-cell table:style-name="TableCell132">
              <text:p text:style-name="P133">5</text:p>
            </table:table-cell>
            <table:table-cell table:style-name="TableCell134">
              <text:p text:style-name="P135">4</text:p>
            </table:table-cell>
            <table:table-cell table:style-name="TableCell136">
              <text:p text:style-name="P137">3</text:p>
            </table:table-cell>
            <table:table-cell table:style-name="TableCell138">
              <text:p text:style-name="P139">2</text:p>
            </table:table-cell>
            <table:table-cell table:style-name="TableCell140">
              <text:p text:style-name="P141">1</text:p>
            </table:table-cell>
            <table:table-cell table:style-name="TableCell142">
              <text:p text:style-name="P143">N/A</text:p>
            </table:table-cell>
          </table:table-row>
          <table:table-row table:style-name="TableRow144">
            <table:table-cell table:style-name="TableCell145">
              <text:p text:style-name="P146">Hardware</text:p>
            </table:table-cell>
            <table:table-cell table:style-name="TableCell147">
              <text:p text:style-name="P148"><draw:custom-shape svg:x="0.33056in" svg:y="-0.01667in" svg:width="0.27083in" svg:height="0.25in" draw:z-index="251667456" draw:id="id4" draw:style-name="a4" draw:name="Oval 18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149">5</text:span></text:p>
            </table:table-cell>
            <table:table-cell table:style-name="TableCell150">
              <text:p text:style-name="P151"><draw:custom-shape svg:x="-0.06458in" svg:y="0.24236in" svg:width="0.27083in" svg:height="0.25in" draw:z-index="251668480" draw:id="id5" draw:style-name="a5" draw:name="Oval 19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152">4</text:span></text:p>
            </table:table-cell>
            <table:table-cell table:style-name="TableCell153">
              <text:p text:style-name="P154">3</text:p>
            </table:table-cell>
            <table:table-cell table:style-name="TableCell155">
              <text:p text:style-name="P156">2</text:p>
            </table:table-cell>
            <table:table-cell table:style-name="TableCell157">
              <text:p text:style-name="P158">1</text:p>
            </table:table-cell>
            <table:table-cell table:style-name="TableCell159">
              <text:p text:style-name="P160">N/A</text:p>
            </table:table-cell>
          </table:table-row>
          <table:table-row table:style-name="TableRow161">
            <table:table-cell table:style-name="TableCell162">
              <text:p text:style-name="P163">Aplicação / Software</text:p>
            </table:table-cell>
            <table:table-cell table:style-name="TableCell164">
              <text:p text:style-name="P165">5</text:p>
            </table:table-cell>
            <table:table-cell table:style-name="TableCell166">
              <text:p text:style-name="P167">4</text:p>
            </table:table-cell>
            <table:table-cell table:style-name="TableCell168">
              <text:p text:style-name="P169">3</text:p>
            </table:table-cell>
            <table:table-cell table:style-name="TableCell170">
              <text:p text:style-name="P171">2</text:p>
            </table:table-cell>
            <table:table-cell table:style-name="TableCell172">
              <text:p text:style-name="P173">1</text:p>
            </table:table-cell>
            <table:table-cell table:style-name="TableCell174">
              <text:p text:style-name="P175">N/A</text:p>
            </table:table-cell>
          </table:table-row>
          <table:table-row table:style-name="TableRow176">
            <table:table-cell table:style-name="TableCell177">
              <text:p text:style-name="P178">Customização de Software</text:p>
            </table:table-cell>
            <table:table-cell table:style-name="TableCell179">
              <text:p text:style-name="P180">5</text:p>
            </table:table-cell>
            <table:table-cell table:style-name="TableCell181">
              <text:p text:style-name="P182"><draw:custom-shape svg:x="-0.06458in" svg:y="-0.00417in" svg:width="0.27083in" svg:height="0.25in" draw:z-index="251669504" draw:id="id6" draw:style-name="a6" draw:name="Oval 20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183">4</text:span></text:p>
            </table:table-cell>
            <table:table-cell table:style-name="TableCell184">
              <text:p text:style-name="P185">3</text:p>
            </table:table-cell>
            <table:table-cell table:style-name="TableCell186">
              <text:p text:style-name="P187">2</text:p>
            </table:table-cell>
            <table:table-cell table:style-name="TableCell188">
              <text:p text:style-name="P189">1</text:p>
            </table:table-cell>
            <table:table-cell table:style-name="TableCell190">
              <text:p text:style-name="P191">N/A</text:p>
            </table:table-cell>
          </table:table-row>
          <table:table-row table:style-name="TableRow192">
            <table:table-cell table:style-name="TableCell193">
              <text:p text:style-name="P194">Documentação de usuário</text:p>
            </table:table-cell>
            <table:table-cell table:style-name="TableCell195">
              <text:p text:style-name="P196">5</text:p>
            </table:table-cell>
            <table:table-cell table:style-name="TableCell197">
              <text:p text:style-name="P198"><draw:custom-shape svg:x="-0.05625in" svg:y="-0.00069in" svg:width="0.27083in" svg:height="0.25in" draw:z-index="251670528" draw:id="id7" draw:style-name="a7" draw:name="Oval 21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199">4</text:span></text:p>
            </table:table-cell>
            <table:table-cell table:style-name="TableCell200">
              <text:p text:style-name="P201">3</text:p>
            </table:table-cell>
            <table:table-cell table:style-name="TableCell202">
              <text:p text:style-name="P203">2</text:p>
            </table:table-cell>
            <table:table-cell table:style-name="TableCell204">
              <text:p text:style-name="P205">1</text:p>
            </table:table-cell>
            <table:table-cell table:style-name="TableCell206">
              <text:p text:style-name="P207">N/A</text:p>
            </table:table-cell>
          </table:table-row>
          <table:table-row table:style-name="TableRow208">
            <table:table-cell table:style-name="TableCell209">
              <text:p text:style-name="P210"><draw:custom-shape svg:x="3.07917in" svg:y="0.00556in" svg:width="0.27083in" svg:height="0.25in" draw:z-index="251671552" draw:id="id8" draw:style-name="a8" draw:name="Oval 22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211">Treinamento de usuário</text:span></text:p>
            </table:table-cell>
            <table:table-cell table:style-name="TableCell212">
              <text:p text:style-name="P213">5</text:p>
            </table:table-cell>
            <table:table-cell table:style-name="TableCell214">
              <text:p text:style-name="P215">4</text:p>
            </table:table-cell>
            <table:table-cell table:style-name="TableCell216">
              <text:p text:style-name="P217">3</text:p>
            </table:table-cell>
            <table:table-cell table:style-name="TableCell218">
              <text:p text:style-name="P219">2</text:p>
            </table:table-cell>
            <table:table-cell table:style-name="TableCell220">
              <text:p text:style-name="P221">1</text:p>
            </table:table-cell>
            <table:table-cell table:style-name="TableCell222">
              <text:p text:style-name="P223">N/A</text:p>
            </table:table-cell>
          </table:table-row>
        </table:table>
        <text:p text:style-name="P224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25">Como você classificaria as habilidades e conhecimento dos responsáveis pelo desenvolvimento do projeto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6"><text:span text:style-name="T227"><draw:custom-shape svg:x="4.25417in" svg:y="0.14653in" svg:width="0.27083in" svg:height="0.25in" draw:z-index="251674624" draw:id="id9" draw:style-name="a9" draw:name="Oval 25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<table:table table:style-name="Table228">
          <table:table-columns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  <table:table-column table:style-name="TableColumn234"/>
            <table:table-column table:style-name="TableColumn235"/>
          </table:table-columns>
          <table:table-row table:style-name="TableRow236">
            <table:table-cell table:style-name="TableCell237">
              <text:p text:style-name="P238"/>
            </table:table-cell>
            <table:table-cell table:style-name="TableCell239">
              <text:p text:style-name="P240">5</text:p>
            </table:table-cell>
            <table:table-cell table:style-name="TableCell241">
              <text:p text:style-name="P242">4</text:p>
            </table:table-cell>
            <table:table-cell table:style-name="TableCell243">
              <text:p text:style-name="P244">3</text:p>
            </table:table-cell>
            <table:table-cell table:style-name="TableCell245">
              <text:p text:style-name="P246">2</text:p>
            </table:table-cell>
            <table:table-cell table:style-name="TableCell247">
              <text:p text:style-name="P248">1</text:p>
            </table:table-cell>
            <table:table-cell table:style-name="TableCell249">
              <text:p text:style-name="P250">N/A</text:p>
            </table:table-cell>
          </table:table-row>
        </table:table>
        <text:h text:style-name="P251" text:outline-level="4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52">Que fator melhor descreve a<text:s/>relação entre você e o grupo de desenvolvimento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53"><text:span text:style-name="T254"><draw:custom-shape svg:x="3.86944in" svg:y="0.15069in" svg:width="0.27083in" svg:height="0.25in" draw:z-index="251675648" draw:id="id10" draw:style-name="a10" draw:name="Oval 26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<table:table table:style-name="Table255">
          <table:table-columns>
            <table:table-column table:style-name="TableColumn256"/>
            <table:table-column table:style-name="TableColumn257"/>
            <table:table-column table:style-name="TableColumn258"/>
            <table:table-column table:style-name="TableColumn259"/>
            <table:table-column table:style-name="TableColumn260"/>
            <table:table-column table:style-name="TableColumn261"/>
            <table:table-column table:style-name="TableColumn262"/>
          </table:table-columns>
          <table:table-row table:style-name="TableRow263">
            <table:table-cell table:style-name="TableCell264">
              <text:p text:style-name="P265"/>
            </table:table-cell>
            <table:table-cell table:style-name="TableCell266">
              <text:p text:style-name="P267">5</text:p>
            </table:table-cell>
            <table:table-cell table:style-name="TableCell268">
              <text:p text:style-name="P269">4</text:p>
            </table:table-cell>
            <table:table-cell table:style-name="TableCell270">
              <text:p text:style-name="P271">3</text:p>
            </table:table-cell>
            <table:table-cell table:style-name="TableCell272">
              <text:p text:style-name="P273">2</text:p>
            </table:table-cell>
            <table:table-cell table:style-name="TableCell274">
              <text:p text:style-name="P275">1</text:p>
            </table:table-cell>
            <table:table-cell table:style-name="TableCell276">
              <text:p text:style-name="P277">N/A</text:p>
            </table:table-cell>
          </table:table-row>
        </table:table>
        <text:h text:style-name="P278" text:outline-level="4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79">Qual é a sua opinião do progresso e da informação gerenciais durante o projeto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80"><text:span text:style-name="T281"><draw:custom-shape svg:x="3.86944in" svg:y="0.15417in" svg:width="0.27083in" svg:height="0.25in" draw:z-index="251676672" draw:id="id11" draw:style-name="a11" draw:name="Oval 27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<table:table table:style-name="Table282">
          <table:table-columns>
            <table:table-column table:style-name="TableColumn283"/>
            <table:table-column table:style-name="TableColumn284"/>
            <table:table-column table:style-name="TableColumn285"/>
            <table:table-column table:style-name="TableColumn286"/>
            <table:table-column table:style-name="TableColumn287"/>
            <table:table-column table:style-name="TableColumn288"/>
            <table:table-column table:style-name="TableColumn289"/>
          </table:table-columns>
          <table:table-row table:style-name="TableRow290">
            <table:table-cell table:style-name="TableCell291">
              <text:p text:style-name="P292"/>
            </table:table-cell>
            <table:table-cell table:style-name="TableCell293">
              <text:p text:style-name="P294">5</text:p>
            </table:table-cell>
            <table:table-cell table:style-name="TableCell295">
              <text:p text:style-name="P296">4</text:p>
            </table:table-cell>
            <table:table-cell table:style-name="TableCell297">
              <text:p text:style-name="P298">3</text:p>
            </table:table-cell>
            <table:table-cell table:style-name="TableCell299">
              <text:p text:style-name="P300">2</text:p>
            </table:table-cell>
            <table:table-cell table:style-name="TableCell301">
              <text:p text:style-name="P302">1</text:p>
            </table:table-cell>
            <table:table-cell table:style-name="TableCell303">
              <text:p text:style-name="P304">N/A</text:p>
            </table:table-cell>
          </table:table-row>
        </table:table>
        <text:h text:style-name="P305" text:outline-level="4"/>
        <text:p text:style-name="Standard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06">Qual é a sua opinião do progresso e das informações gerenciais durante o projeto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07"><text:span text:style-name="T308"><draw:custom-shape svg:x="3.87917in" svg:y="0.15417in" svg:width="0.27083in" svg:height="0.25in" draw:z-index="251677696" draw:id="id12" draw:style-name="a12" draw:name="Oval 28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<table:table table:style-name="Table309">
          <table:table-columns>
            <table:table-column table:style-name="TableColumn310"/>
            <table:table-column table:style-name="TableColumn311"/>
            <table:table-column table:style-name="TableColumn312"/>
            <table:table-column table:style-name="TableColumn313"/>
            <table:table-column table:style-name="TableColumn314"/>
            <table:table-column table:style-name="TableColumn315"/>
            <table:table-column table:style-name="TableColumn316"/>
          </table:table-columns>
          <table:table-row table:style-name="TableRow317">
            <table:table-cell table:style-name="TableCell318">
              <text:p text:style-name="P319"/>
            </table:table-cell>
            <table:table-cell table:style-name="TableCell320">
              <text:p text:style-name="P321">5</text:p>
            </table:table-cell>
            <table:table-cell table:style-name="TableCell322">
              <text:p text:style-name="P323">4</text:p>
            </table:table-cell>
            <table:table-cell table:style-name="TableCell324">
              <text:p text:style-name="P325">3</text:p>
            </table:table-cell>
            <table:table-cell table:style-name="TableCell326">
              <text:p text:style-name="P327">2</text:p>
            </table:table-cell>
            <table:table-cell table:style-name="TableCell328">
              <text:p text:style-name="P329">1</text:p>
            </table:table-cell>
            <table:table-cell table:style-name="TableCell330">
              <text:p text:style-name="P331">N/A</text:p>
            </table:table-cell>
          </table:table-row>
        </table:table>
        <text:h text:style-name="P332" text:outline-level="4"/>
        <text:p text:style-name="Standard"/>
        <text:soft-page-break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33">Qual é a sua opinião com relação à resolução de assuntos e problemas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34"/>
        <table:table table:style-name="Table335">
          <table:table-columns>
            <table:table-column table:style-name="TableColumn336"/>
            <table:table-column table:style-name="TableColumn337"/>
            <table:table-column table:style-name="TableColumn338"/>
            <table:table-column table:style-name="TableColumn339"/>
            <table:table-column table:style-name="TableColumn340"/>
            <table:table-column table:style-name="TableColumn341"/>
            <table:table-column table:style-name="TableColumn342"/>
          </table:table-columns>
          <table:table-row table:style-name="TableRow343">
            <table:table-cell table:style-name="TableCell344">
              <text:p text:style-name="P345"/>
            </table:table-cell>
            <table:table-cell table:style-name="TableCell346">
              <text:p text:style-name="P347">5</text:p>
            </table:table-cell>
            <table:table-cell table:style-name="TableCell348">
              <text:p text:style-name="P349"><draw:custom-shape svg:x="0.31181in" svg:y="0.00417in" svg:width="0.27083in" svg:height="0.25in" draw:z-index="251678720" draw:id="id13" draw:style-name="a13" draw:name="Oval 29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text:span text:style-name="T350">4</text:span></text:p>
            </table:table-cell>
            <table:table-cell table:style-name="TableCell351">
              <text:p text:style-name="P352">3</text:p>
            </table:table-cell>
            <table:table-cell table:style-name="TableCell353">
              <text:p text:style-name="P354">2</text:p>
            </table:table-cell>
            <table:table-cell table:style-name="TableCell355">
              <text:p text:style-name="P356">1</text:p>
            </table:table-cell>
            <table:table-cell table:style-name="TableCell357">
              <text:p text:style-name="P358">N/A</text:p>
            </table:table-cell>
          </table:table-row>
        </table:table>
        <text:h text:style-name="P359" text:outline-level="4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60">Como você classificaria os terceiros / provedores / subcontratantes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61"/>
        <table:table table:style-name="Table362">
          <table:table-columns>
            <table:table-column table:style-name="TableColumn363"/>
            <table:table-column table:style-name="TableColumn364"/>
            <table:table-column table:style-name="TableColumn365"/>
            <table:table-column table:style-name="TableColumn366"/>
            <table:table-column table:style-name="TableColumn367"/>
            <table:table-column table:style-name="TableColumn368"/>
            <table:table-column table:style-name="TableColumn369"/>
          </table:table-columns>
          <table:table-row table:style-name="TableRow370">
            <table:table-cell table:style-name="TableCell371">
              <text:p text:style-name="P372"/>
            </table:table-cell>
            <table:table-cell table:style-name="TableCell373">
              <text:p text:style-name="P374">5</text:p>
            </table:table-cell>
            <table:table-cell table:style-name="TableCell375">
              <text:p text:style-name="P376"><text:span text:style-name="T377"><draw:custom-shape svg:x="0.31042in" svg:y="0.00069in" svg:width="0.27083in" svg:height="0.25in" draw:z-index="251679744" draw:id="id14" draw:style-name="a14" draw:name="Oval 30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378">4</text:span></text:p>
            </table:table-cell>
            <table:table-cell table:style-name="TableCell379">
              <text:p text:style-name="P380">3</text:p>
            </table:table-cell>
            <table:table-cell table:style-name="TableCell381">
              <text:p text:style-name="P382">2</text:p>
            </table:table-cell>
            <table:table-cell table:style-name="TableCell383">
              <text:p text:style-name="P384">1</text:p>
            </table:table-cell>
            <table:table-cell table:style-name="TableCell385">
              <text:p text:style-name="P386">N/A</text:p>
            </table:table-cell>
          </table:table-row>
        </table:table>
        <text:h text:style-name="P387" text:outline-level="4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88">Qual é a sua opinião dos padrões e processos usados durante o projeto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89"><text:span text:style-name="T390"><draw:custom-shape svg:x="5.47292in" svg:y="0.15417in" svg:width="0.33542in" svg:height="0.25in" draw:z-index="251680768" draw:id="id15" draw:style-name="a15" draw:name="Oval 31" text:anchor-type="paragraph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<table:table table:style-name="Table391">
          <table:table-columns>
            <table:table-column table:style-name="TableColumn392"/>
            <table:table-column table:style-name="TableColumn393"/>
            <table:table-column table:style-name="TableColumn394"/>
            <table:table-column table:style-name="TableColumn395"/>
            <table:table-column table:style-name="TableColumn396"/>
            <table:table-column table:style-name="TableColumn397"/>
            <table:table-column table:style-name="TableColumn398"/>
          </table:table-columns>
          <table:table-row table:style-name="TableRow399">
            <table:table-cell table:style-name="TableCell400">
              <text:p text:style-name="P401"/>
            </table:table-cell>
            <table:table-cell table:style-name="TableCell402">
              <text:p text:style-name="P403">5</text:p>
            </table:table-cell>
            <table:table-cell table:style-name="TableCell404">
              <text:p text:style-name="P405">4</text:p>
            </table:table-cell>
            <table:table-cell table:style-name="TableCell406">
              <text:p text:style-name="P407">3</text:p>
            </table:table-cell>
            <table:table-cell table:style-name="TableCell408">
              <text:p text:style-name="P409">2</text:p>
            </table:table-cell>
            <table:table-cell table:style-name="TableCell410">
              <text:p text:style-name="P411">1</text:p>
            </table:table-cell>
            <table:table-cell table:style-name="TableCell412">
              <text:p text:style-name="P413">N/A</text:p>
            </table:table-cell>
          </table:table-row>
        </table:table>
        <text:p text:style-name="Standard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414">Você acredita que a solução entregue atende todos os requisitos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5"/>
        <text:p text:style-name="P416"><text:s text:c="14"/>[ <text:s text:c="3"/>] Sim <text:s text:c="15"/>[ <text:s text:c="3"/>] <text:s/>Não <text:s text:c="2"/></text:p>
        <text:p text:style-name="P417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418">Você está propenso prover uma referência a Superintendência de Tecnologia da</text:p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419" text:outline-level="4"><text:tab/><text:tab/>Informação?</text:h>
        <text:p text:style-name="P420"/>
        <text:p text:style-name="P421"><text:s text:c="14"/>[ <text:s text:c="3"/>] Sim <text:s text:c="15"/>[ <text:s text:c="3"/>] <text:s/>Não</text:p>
        <text:p text:style-name="P422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423"><text:span text:style-name="T424">Você está em uma posição de declarar se você recebeu qualquer benefício empresarial</text:span><text:span text:style-name="T425"><text:s/>c</text:span><text:span text:style-name="T426">omo resultado do projeto</text:span><text:span text:style-name="T427">?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28"/>
        <text:h text:style-name="P429" text:outline-level="4">Se sim, declarar que benefícios. Se ficarem abaixo ou superaram as expectativas:</text:h>
        <text:p text:style-name="P430"><text:tab/>Com a utilização deste software houve o melhoramento do desempenho nas</text:p>
        <text:p text:style-name="Standard"><draw:custom-shape svg:x="0.58333in" svg:y="0.04306in" svg:width="5.75in" svg:height="0in" draw:z-index="251652096" draw:id="id16" draw:style-name="a16" draw:name="Line 3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p>
        <text:p text:style-name="Standard"><draw:custom-shape svg:x="0.58333in" svg:y="0.87083in" svg:width="5.75in" svg:height="0in" draw:z-index="251655168" draw:id="id17" draw:style-name="a17" draw:name="Line 4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58333in" svg:y="0.19167in" svg:width="5.75in" svg:height="0in" draw:z-index="251653120" draw:id="id18" draw:style-name="a18" draw:name="Line 6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text:s text:c="14"/>atividades dos pesquisadores, eficiência na pesquisa de informações de espécimes e</text:p>
        <text:p text:style-name="Standard"/>
        <text:p text:style-name="Standard"><text:s text:c="15"/>maior controle sobre a gerência de amostras nos laboratórios.</text:p>
        <text:p text:style-name="Standard"><draw:custom-shape svg:x="0.58333in" svg:y="-0.00139in" svg:width="5.75in" svg:height="0in" draw:z-index="251654144" draw:id="id19" draw:style-name="a19" draw:name="Line 5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p>
        <text:p text:style-name="Standard"/>
        <text:p text:style-name="Standard"/>
        <text:p text:style-name="P431">Se não, você estaria disposto discutir com a Superintendência de Tecnologia da Informação?</text:p>
        <text:h text:style-name="P432" text:outline-level="4">Nesse caso, quando: ........ /…....... /….......</text:h>
        <text:p text:style-name="P433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434">Você poderia declarar as razões por que você está satisfeito ou insatisfeito com a Superintendência de Tecnologia da Informação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35"><text:tab/>Posso dizer que estou satisfeito com o empenho e a atenção dada pela equipe de</text:p>
        <text:p text:style-name="Standard"><draw:custom-shape svg:x="0.58333in" svg:y="0.04306in" svg:width="5.75in" svg:height="0in" draw:z-index="251656192" draw:id="id20" draw:style-name="a20" draw:name="Line 7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p>
        <text:p text:style-name="Standard"><draw:custom-shape svg:x="0.58333in" svg:y="0.19167in" svg:width="5.75in" svg:height="0in" draw:z-index="251657216" draw:id="id21" draw:style-name="a21" draw:name="Line 10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text:s text:c="14"/>desenvolvimento em solucionar os problemas existentes na empresa e por, até o<text:s/></text:p>
        <text:p text:style-name="Standard"/>
        <text:p text:style-name="Standard"><text:s text:c="14"/>momento, apresentar progresso em suas atividades conforme o acordado. Já a insatis-</text:p>
        <text:p text:style-name="Standard"><draw:custom-shape svg:x="0.58333in" svg:y="0.01875in" svg:width="5.75in" svg:height="0in" draw:z-index="251658240" draw:id="id22" draw:style-name="a22" draw:name="Line 9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p>
        <text:p text:style-name="Standard"><draw:custom-shape svg:x="0.58333in" svg:y="0.16667in" svg:width="5.75in" svg:height="0in" draw:z-index="251659264" draw:id="id23" draw:style-name="a23" draw:name="Line 8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text:s text:c="14"/>fação se dá devido à alguns atrasos e, talvez, falhas de comunicação entre os responsá-</text:p>
        <text:p text:style-name="Standard"/>
        <text:p text:style-name="Standard"><text:s text:c="14"/>veis pelo desenvolvimento e eu.</text:p>
        <text:soft-page-break/>
        <text:p text:style-name="Standard"><draw:custom-shape svg:x="0.57292in" svg:y="-0.00208in" svg:width="5.75in" svg:height="0in" draw:z-index="251673600" draw:id="id24" draw:style-name="a24" draw:name="Line 24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p>
        <text:p text:style-name="Standard"/>
        <text:list text:style-name="WW8Num14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436">Há qualquer recomendação que você poderia fazer para ajudar a Superintendência de<text:s/>Tecnologia da Informação a melhorar seus serviços?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37"><text:s text:c="8"/>Até o momento o que foi apresentado está conforme as expectativas do que havia<text:tab/></text:p>
        <text:p text:style-name="Standard"><draw:custom-shape svg:x="0.58333in" svg:y="0.04306in" svg:width="5.75in" svg:height="0in" draw:z-index="251660288" draw:id="id25" draw:style-name="a25" draw:name="Line 11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p>
        <text:p text:style-name="Standard"><draw:custom-shape svg:x="0.58333in" svg:y="0.87083in" svg:width="5.75in" svg:height="0in" draw:z-index="251663360" draw:id="id26" draw:style-name="a26" draw:name="Line 12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58333in" svg:y="0.53125in" svg:width="5.75in" svg:height="0in" draw:z-index="251662336" draw:id="id27" draw:style-name="a27" draw:name="Line 13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58333in" svg:y="0.19167in" svg:width="5.75in" svg:height="0in" draw:z-index="251661312" draw:id="id28" draw:style-name="a28" draw:name="Line 14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text:s text:c="14"/>sido proposto pela equipe de desenvolvimento.</text:p>
        <text:p text:style-name="Standard"/>
        <text:p text:style-name="Standard"/>
        <text:p text:style-name="Standard"/>
        <text:p text:style-name="Standard"/>
        <text:p text:style-name="Standard"/>
        <text:p text:style-name="P438"/>
        <text:soft-page-break/>
        <text:list text:style-name="WW8Num14" text:continue-numbering="true">
          <text:list-item>
            <text:p text:style-name="P439">Assinaturas</text:p>
          </text:list-item>
        </text:list>
        <text:p text:style-name="Standard"/>
        <text:p text:style-name="P440">Esse questionário foi respondido por:</text:p>
        <text:p text:style-name="P441"/>
        <text:p text:style-name="P442"/>
        <table:table table:style-name="Table443">
          <table:table-columns>
            <table:table-column table:style-name="TableColumn444"/>
            <table:table-column table:style-name="TableColumn445"/>
            <table:table-column table:style-name="TableColumn446"/>
          </table:table-columns>
          <table:table-row table:style-name="TableRow447">
            <table:table-cell table:style-name="TableCell448">
              <text:p text:style-name="P449">Nome</text:p>
            </table:table-cell>
            <table:table-cell table:style-name="TableCell450">
              <text:p text:style-name="P451"/>
            </table:table-cell>
            <table:table-cell table:style-name="TableCell452">
              <text:p text:style-name="P453">Posição</text:p>
            </table:table-cell>
          </table:table-row>
          <table:table-row table:style-name="TableRow454">
            <table:table-cell table:style-name="TableCell455">
              <text:p text:style-name="P456">Assinatura</text:p>
            </table:table-cell>
            <table:table-cell table:style-name="TableCell457">
              <text:p text:style-name="P458"/>
            </table:table-cell>
            <table:table-cell table:style-name="TableCell459">
              <text:p text:style-name="P460">Data</text:p>
            </table:table-cell>
          </table:table-row>
        </table:table>
        <text:p text:style-name="P461"/>
        <text:p text:style-name="P462"/>
        <text:p text:style-name="P463"/>
        <text:p text:style-name="P464"/>
        <text:p text:style-name="P465"><text:span text:style-name="T466">Rio de Janeiro,<text:s/></text:span><text:span text:style-name="T467">&lt;DIA&gt;</text:span><text:span text:style-name="T468"><text:s/>de</text:span><text:span text:style-name="T469"><text:s/></text:span><text:span text:style-name="T470">&lt;MÊS&gt;</text:span><text:span text:style-name="T471"><text:s/>de<text:s/></text:span><text:span text:style-name="T472">&lt;ANO&gt;</text:span><text:span text:style-name="T473">.</text:span>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666in">
        <style:tab-stops/>
      </style:paragraph-properties>
      <style:text-properties fo:font-weight="bold" style:font-weight-asian="bold" style:font-weight-complex="bold" fo:color="#000000" style:font-size-complex="13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color="#000000" fo:hyphenate="false"/>
    </style:style>
    <style:style style:name="RUPNível2" style:display-name="RUP Nível 2" style:family="paragraph" style:parent-style-name="Standard" style:next-style-name="RUPNível3">
      <style:paragraph-properties fo:keep-with-next="always" fo:text-align="justify" fo:margin-top="0.1666in"/>
      <style:text-properties style:font-name="Arial" fo:font-weight="bold" style:font-weight-asian="bold" fo:font-style="italic" style:font-style-asian="italic" fo:font-size="10pt" style:font-size-asian="10pt" style:font-size-complex="10pt" fo:hyphenate="false"/>
    </style:style>
    <style:style style:name="RUPNível3" style:display-name="RUP Nível 3" style:family="paragraph" style:parent-style-name="Standard" style:next-style-name="RUPCorpo1">
      <style:paragraph-properties fo:text-align="justify" fo:margin-top="0.125in">
        <style:tab-stops>
          <style:tab-stop style:type="left" style:position="0.5in"/>
        </style:tab-stops>
      </style:paragraph-properties>
      <style:text-properties style:font-name="Arial" fo:font-size="10pt" style:font-size-asian="10pt" style:font-size-complex="10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Nível1" style:display-name="Nível 1" style:family="paragraph" style:next-style-name="RUPNível2" style:list-style-name="WW8Num21">
      <style:paragraph-properties fo:keep-with-next="always" fo:widows="2" fo:orphans="2" fo:margin-top="0.1666in"/>
      <style:text-properties style:font-name="Arial" style:font-name-asian="Arial" style:font-name-complex="Times New Roman" fo:font-weight="bold" style:font-weight-asian="bold" fo:text-transform="uppercase" style:font-size-complex="10pt" fo:hyphenate="false"/>
    </style:style>
    <style:style style:name="RUPCorpo2" style:display-name="RUP Corpo 2" style:family="paragraph">
      <style:paragraph-properties fo:widows="2" fo:orphans="2" fo:text-align="justify" fo:margin-top="0.0833in" fo:text-indent="0.3937in"/>
      <style:text-properties style:font-name="Arial" style:font-name-asian="Arial" style:font-name-complex="Arial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SubTituloCasodeUso" style:display-name="SubTitulo Caso de Uso" style:family="paragraph" style:parent-style-name="Standard">
      <style:paragraph-properties fo:text-align="justify" fo:background-color="#D8D8D8"/>
      <style:text-properties style:font-name="Arial" fo:font-weight="bold" style:font-weight-asian="bold" fo:font-size="10pt" style:font-size-asian="10pt" style:font-size-complex="10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Estilo1" style:display-name="Estilo1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Estilo2" style:display-name="Estilo2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Estilo3" style:display-name="Estilo3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stilo4" style:display-name="Estilo4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CabeçalhodoSumário" style:display-name="Cabeçalho do Sumário" style:family="paragraph" style:parent-style-name="Heading1" style:list-style-name="WW8StyleNum" style:default-outline-level="1">
      <style:paragraph-properties style:punctuation-wrap="simple" style:text-autospace="none" fo:text-align="center" fo:margin-top="0in" fo:margin-bottom="0.1666in">
        <style:tab-stops>
          <style:tab-stop style:type="left" style:position="0.5in"/>
        </style:tab-stops>
      </style:paragraph-properties>
      <style:text-properties style:font-name-complex="Times New Roman" style:font-weight-complex="normal" fo:font-size="18pt" style:font-size-asian="18pt" style:font-size-complex="10pt" fo:language="en" fo:country="US" fo:hyphenate="false"/>
    </style:style>
    <style:style style:name="Data" style:display-name="Data" style:family="paragraph" style:parent-style-name="Standard">
      <style:paragraph-properties style:punctuation-wrap="simple" style:text-autospace="none" fo:text-align="center" fo:margin-top="3.75in"/>
      <style:text-properties fo:font-weight="bold" style:font-weight-asian="bold" style:font-size-complex="10pt" fo:language="en" fo:country="US" fo:hyphenate="false"/>
    </style:style>
    <style:style style:name="Version" style:display-name="Version" style:family="paragraph" style:parent-style-name="Standard">
      <style:paragraph-properties style:punctuation-wrap="simple" style:text-autospace="none" fo:text-align="center" fo:margin-bottom="0.1666in"/>
      <style:text-properties fo:font-weight="bold" style:font-weight-asian="bold" style:font-size-complex="10pt" fo:language="en" fo:country="US" fo:hyphenate="false"/>
    </style:style>
    <style:style style:name="Tabletext" style:display-name="Table text" style:family="paragraph" style:parent-style-name="Standard">
      <style:paragraph-properties style:punctuation-wrap="simple" style:text-autospace="none" fo:margin-top="0.0416in" fo:margin-bottom="0.0416in"/>
      <style:text-properties style:font-name="Arial" fo:font-size="10pt" style:font-size-asian="10pt" style:font-size-complex="10pt" fo:language="en" fo:country="US" fo:hyphenate="false"/>
    </style:style>
    <style:style style:name="Tablecolheads" style:display-name="Table colheads" style:family="paragraph" style:parent-style-name="Tabletext" style:next-style-name="Tabletext">
      <style:text-properties fo:font-weight="bold" style:font-weight-asian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3" style:display-name="WW8Num3z3" style:family="text">
      <style:text-properties style:font-name="Symbol"/>
    </style:style>
    <style:style style:name="WW8Num7z0" style:display-name="WW8Num7z0" style:family="text">
      <style:text-properties style:font-name="Wingdings"/>
    </style:style>
    <style:style style:name="WW8Num10z0" style:display-name="WW8Num10z0" style:family="text">
      <style:text-properties style:font-name="Wingdings"/>
    </style:style>
    <style:style style:name="WW8Num10z1" style:display-name="WW8Num10z1" style:family="text">
      <style:text-properties style:font-name="Courier New" style:font-name-complex="Courier New"/>
    </style:style>
    <style:style style:name="WW8Num10z3" style:display-name="WW8Num10z3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3" style:display-name="WW8Num12z3" style:family="text">
      <style:text-properties style:font-name="Symbol"/>
    </style:style>
    <style:style style:name="WW8Num17z0" style:display-name="WW8Num17z0" style:family="text">
      <style:text-properties style:font-name="Wingdings"/>
    </style:style>
    <style:style style:name="WW8Num17z1" style:display-name="WW8Num17z1" style:family="text">
      <style:text-properties style:font-name="Courier New" style:font-name-complex="Courier New"/>
    </style:style>
    <style:style style:name="WW8Num17z3" style:display-name="WW8Num17z3" style:family="text">
      <style:text-properties style:font-name="Symbol"/>
    </style:style>
    <style:style style:name="WW8Num18z0" style:display-name="WW8Num18z0" style:family="text">
      <style:text-properties style:font-name="Wingdings" fo:font-size="8pt" style:font-size-asian="8pt" style:font-size-complex="8pt"/>
    </style:style>
    <style:style style:name="WW8Num18z1" style:display-name="WW8Num18z1" style:family="text">
      <style:text-properties fo:font-size="8pt" style:font-size-asian="8pt" style:font-size-complex="8pt"/>
    </style:style>
    <style:style style:name="WW8Num18z2" style:display-name="WW8Num18z2" style:family="text">
      <style:text-properties style:font-name="Wingdings"/>
    </style:style>
    <style:style style:name="WW8Num18z3" style:display-name="WW8Num18z3" style:family="text">
      <style:text-properties style:font-name="Symbol"/>
    </style:style>
    <style:style style:name="WW8Num18z4" style:display-name="WW8Num18z4" style:family="text">
      <style:text-properties style:font-name="Courier New" style:font-name-complex="Courier New"/>
    </style:style>
    <style:style style:name="WW8Num20z0" style:display-name="WW8Num20z0" style:family="text">
      <style:text-properties style:font-name="Wingdings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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1" style:family="text">
      <style:text-properties style:font-name="Wingdings"/>
    </style:style>
    <text:list-style style:name="WW8Num7" style:display-name="WW8Num7">
      <text:list-level-style-bullet text:level="1" text:style-name="WW_CharLFO7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9" style:display-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10" style:display-name="WW8Num10">
      <text:list-level-style-bullet text:level="1" text:style-name="WW_CharLFO10LVL1" text:bullet-char="">
        <style:list-level-properties/>
        <style:text-properties style:font-name="Wingdings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/>
    </style:style>
    <text:list-style style:name="WW8Num11" style:display-name="WW8Num11">
      <text:list-level-style-bullet text:level="1" text:style-name="WW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12" style:display-name="WW8Num12">
      <text:list-level-style-bullet text:level="1" text:style-name="WW_CharLFO12LVL1" text:bullet-char="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13" style:display-name="WW8Num13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7" style:display-name="WW8Num17">
      <text:list-level-style-bullet text:level="1" text:style-name="WW_CharLFO17LVL1" text:bullet-char="">
        <style:list-level-properties/>
        <style:text-properties style:font-name="Wingdings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 style:font-size-complex="8pt"/>
    </style:style>
    <style:style style:name="WW_CharLFO18LVL2" style:family="text">
      <style:text-properties fo:font-size="8pt" style:font-size-asian="8pt" style:font-size-complex="8pt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8" style:display-name="WW8Num18">
      <text:list-level-style-bullet text:level="1" text:style-name="WW_CharLFO18LVL1" text:bullet-char="">
        <style:list-level-properties/>
        <style:text-properties style:font-name="Wingdings"/>
      </text:list-level-style-bullet>
      <text:list-level-style-number text:level="2" text:style-name="WW_CharLFO18LVL2" style:num-suffix="." style:num-format="1">
        <style:list-level-properties/>
      </text:list-level-style-number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0LVL1" style:family="text">
      <style:text-properties style:font-name="Wingdings"/>
    </style:style>
    <text:list-style style:name="WW8Num20" style:display-name="WW8Num20">
      <text:list-level-style-bullet text:level="1" text:style-name="WW_CharLFO20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StyleNum" style:display-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in" fo:margin-left="0.7875in" fo:margin-bottom="0.724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631in"/>
      </style:footer-style>
    </style:page-layout>
    <style:style style:name="P2" style:parent-style-name="Footer" style:family="paragraph">
      <style:paragraph-properties>
        <style:tab-stops/>
      </style:paragraph-properties>
    </style:style>
    <style:page-layout style:name="PL2">
      <style:page-layout-properties fo:page-width="8.2673in" fo:page-height="11.6923in" style:print-orientation="portrait" fo:margin-top="0in" fo:margin-left="0.7875in" fo:margin-bottom="0.724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631in"/>
      </style:footer-style>
    </style:page-layout>
    <style:style style:name="TableColumn23" style:family="table-column">
      <style:table-column-properties style:column-width="3.309in" style:use-optimal-column-width="false"/>
    </style:style>
    <style:style style:name="TableColumn24" style:family="table-column">
      <style:table-column-properties style:column-width="3.309in" style:use-optimal-column-width="false"/>
    </style:style>
    <style:style style:name="Table22" style:family="table">
      <style:table-properties style:width="6.618in" fo:margin-left="-0.075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vertical-align="bottom" fo:padding-top="0in" fo:padding-left="0.075in" fo:padding-bottom="0in" fo:padding-right="0.075in"/>
    </style:style>
    <style:style style:name="P27" style:parent-style-name="Header" style:family="paragraph">
      <style:paragraph-properties style:snap-to-layout-grid="false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Header" style:family="paragraph">
      <style:paragraph-properties style:snap-to-layout-grid="false" fo:text-align="end">
        <style:tab-stops/>
      </style:paragraph-properties>
    </style:style>
    <style:style style:name="P30" style:parent-style-name="Header" style:family="paragraph">
      <style:paragraph-properties>
        <style:tab-stops/>
      </style:paragraph-properties>
      <style:text-properties fo:font-size="10pt" style:font-size-asian="10pt"/>
    </style:style>
    <style:style style:name="P31" style:parent-style-name="Header" style:family="paragraph">
      <style:paragraph-properties>
        <style:tab-stops/>
      </style:paragraph-properties>
    </style:style>
    <style:style style:name="P32" style:parent-style-name="Footer" style:family="paragraph">
      <style:paragraph-properties>
        <style:tab-stops>
          <style:tab-stop style:type="left" style:position="2.9166in"/>
          <style:tab-stop style:type="left" style:position="5.5in"/>
        </style:tab-stops>
      </style:paragraph-properties>
    </style:style>
    <style:style style:name="T33" style:parent-style-name="Fonteparág.padrão" style:family="text">
      <style:text-properties fo:font-size="8pt" style:font-size-asian="8pt" style:font-size-complex="8pt"/>
    </style:style>
    <style:style style:name="T34" style:parent-style-name="PageNumber" style:family="text">
      <style:text-properties fo:font-size="9pt" style:font-size-asian="9pt"/>
    </style:style>
    <style:style style:name="T35" style:parent-style-name="PageNumber" style:family="text">
      <style:text-properties fo:font-size="8pt" style:font-size-asian="8pt" style:font-size-complex="8pt"/>
    </style:style>
    <style:style style:name="T36" style:parent-style-name="PageNumber" style:family="text">
      <style:text-properties fo:font-size="9pt" style:font-size-asian="9pt"/>
    </style:style>
    <style:style style:name="T37" style:parent-style-name="PageNumber" style:family="text">
      <style:text-properties fo:font-size="8pt" style:font-size-asian="8pt" style:font-size-complex="8pt"/>
    </style:style>
    <style:style style:name="T38" style:parent-style-name="PageNumber" style:family="text">
      <style:text-properties fo:font-size="8pt" style:font-size-asian="8pt" style:font-size-complex="8pt"/>
    </style:style>
    <style:style style:name="T39" style:parent-style-name="PageNumber" style:family="text">
      <style:text-properties fo:font-size="8pt" style:font-size-asian="8pt" style:font-size-complex="8pt"/>
    </style:style>
    <style:style style:name="T40" style:parent-style-name="PageNumber" style:family="text">
      <style:text-properties fo:font-size="8pt" style:font-size-asian="8pt" style:font-size-complex="8pt"/>
    </style:style>
    <style:style style:name="P41" style:parent-style-name="Footer" style:family="paragraph">
      <style:paragraph-properties>
        <style:tab-stops/>
      </style:paragraph-properties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><text:s text:c="94"/></text:p>
        <text:p text:style-name="Header"><text:s text:c="351"/></text:p>
      </style:header>
      <style:footer>
        <text:p text:style-name="P2"><text:span text:style-name="PageNumber"><text:tab/></text:span></text:p>
      </style:footer>
    </style:master-page>
    <style:master-page style:name="MP2" style:page-layout-name="PL2">
      <style:header>
        <text:p text:style-name="Header"/>
        <table:table table:style-name="Table22">
          <table:table-columns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/>
            </table:table-cell>
            <table:table-cell table:style-name="TableCell28">
              <text:p text:style-name="P29"/>
            </table:table-cell>
          </table:table-row>
        </table:table>
        <text:p text:style-name="P30"/>
        <text:p text:style-name="P31"/>
      </style:header>
      <style:footer>
        <text:p text:style-name="P32"><text:span text:style-name="T33">Nome ou Sigla do Projeto - Avaliação do Cliente Interno</text:span><text:span text:style-name="T34"><text:tab/></text:span><text:span text:style-name="T35">mds - avc - abc - a</text:span><text:span text:style-name="T36"><text:tab/></text:span><text:span text:style-name="T37">Página<text:s/></text:span><text:span text:style-name="T38"><text:page-number text:fixed="false">2</text:page-number></text:span><text:span text:style-name="T39"><text:s/>de<text:s/></text:span><text:span text:style-name="T40"><text:page-count style:num-format="1">7</text:page-count></text:span></text:p>
        <text:p text:style-name="P4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dc:description/>
    <dc:subject/>
    <meta:initial-creator>Lena Lúcia de Moraes</meta:initial-creator>
    <dc:creator>Jhony Kenis</dc:creator>
    <meta:creation-date>2010-02-26T09:17:00Z</meta:creation-date>
    <dc:date>2011-11-13T00:37:00Z</dc:date>
    <meta:template xlink:href="Normal.dotm" xlink:type="simple"/>
    <meta:editing-cycles>2</meta:editing-cycles>
    <meta:editing-duration>PT5340S</meta:editing-duration>
    <meta:document-statistic meta:page-count="7" meta:paragraph-count="8" meta:word-count="684" meta:character-count="4373" meta:row-count="30" meta:non-whitespace-character-count="3697"/>
  </office:meta>
</office:document-meta>
</file>